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7a3" officeooo:paragraph-rsid="001207a3"/>
    </style:style>
    <style:style style:name="P2" style:family="paragraph" style:parent-style-name="Standard">
      <style:text-properties officeooo:rsid="00137ca8" officeooo:paragraph-rsid="00137ca8"/>
    </style:style>
    <style:style style:name="P3" style:family="paragraph" style:parent-style-name="Standard">
      <style:text-properties officeooo:rsid="0014b982" officeooo:paragraph-rsid="0014b982"/>
    </style:style>
    <style:style style:name="P4" style:family="paragraph" style:parent-style-name="Standard">
      <style:text-properties officeooo:rsid="0016e16f" officeooo:paragraph-rsid="0016e16f"/>
    </style:style>
    <style:style style:name="P5" style:family="paragraph" style:parent-style-name="Standard">
      <style:text-properties officeooo:rsid="001812c6" officeooo:paragraph-rsid="001812c6"/>
    </style:style>
    <style:style style:name="P6" style:family="paragraph" style:parent-style-name="Standard">
      <style:text-properties officeooo:rsid="00185324" officeooo:paragraph-rsid="00185324"/>
    </style:style>
    <style:style style:name="P7" style:family="paragraph" style:parent-style-name="Standard">
      <style:text-properties officeooo:rsid="001a2b69" officeooo:paragraph-rsid="001a2b69"/>
    </style:style>
    <style:style style:name="P8" style:family="paragraph" style:parent-style-name="Standard">
      <style:text-properties officeooo:rsid="001a2b69" officeooo:paragraph-rsid="001bb1e6"/>
    </style:style>
    <style:style style:name="P9" style:family="paragraph" style:parent-style-name="Standard">
      <style:text-properties officeooo:rsid="001bb1e6" officeooo:paragraph-rsid="001bb1e6"/>
    </style:style>
    <style:style style:name="P10" style:family="paragraph" style:parent-style-name="Standard">
      <style:text-properties officeooo:rsid="001d856c" officeooo:paragraph-rsid="001d856c"/>
    </style:style>
    <style:style style:name="P1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4b982" officeooo:paragraph-rsid="0014b982"/>
    </style:style>
    <style:style style:name="P1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207a3" officeooo:paragraph-rsid="001207a3"/>
    </style:style>
    <style:style style:name="P1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6e16f" officeooo:paragraph-rsid="0016e16f"/>
    </style:style>
    <style:style style:name="P1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a2b69" officeooo:paragraph-rsid="001a2b69"/>
    </style:style>
    <style:style style:name="P1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a2b69" officeooo:paragraph-rsid="001bb1e6"/>
    </style:style>
    <style:style style:name="P1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812c6" officeooo:paragraph-rsid="001812c6"/>
    </style:style>
    <style:style style:name="T1" style:family="text">
      <style:text-properties officeooo:rsid="0016e16f"/>
    </style:style>
    <style:style style:name="T2" style:family="text">
      <style:text-properties officeooo:rsid="001812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.)</text:p>
      <text:p text:style-name="P1"/>
      <text:p text:style-name="P1">public class upper_LowerCase {</text:p>
      <text:p text:style-name="P1"><text:s text:c="4"/>public static void main(String[] args) {</text:p>
      <text:p text:style-name="P1"><text:s text:c="2"/></text:p>
      <text:p text:style-name="P1"><text:s text:c="6"/>String str = "Merah";</text:p>
      <text:p text:style-name="P1"><text:s text:c="6"/>String str1 = str.toUpperCase();</text:p>
      <text:p text:style-name="P1"><text:s text:c="6"/>String str2 = str.toLowerCase();</text:p>
      <text:p text:style-name="P1"><text:s text:c="6"/>System.out.println();</text:p>
      <text:p text:style-name="P1"><text:s text:c="6"/>System.out.println("str = " + str);</text:p>
      <text:p text:style-name="P1"><text:s text:c="6"/>System.out.println();</text:p>
      <text:p text:style-name="P1"><text:s text:c="6"/>System.out.println("str.toUpperCase() = " + str1);</text:p>
      <text:p text:style-name="P1"><text:s text:c="6"/>System.out.println("str.toLowerCase() = " + str2);</text:p>
      <text:p text:style-name="P1"><text:s text:c="3"/>}</text:p>
      <text:p text:style-name="P1">}</text:p>
      <text:p text:style-name="P1"/>
      <text:p text:style-name="P12"/>
      <text:p text:style-name="P1"/>
      <text:p text:style-name="P5">13.)</text:p>
      <text:p text:style-name="P5"/>
      <text:p text:style-name="P5">class SumOfDigit{</text:p>
      <text:p text:style-name="P5"><text:tab/>public static void main(String args[]){</text:p>
      <text:p text:style-name="P5"><text:tab/><text:tab/>int result=0;</text:p>
      <text:p text:style-name="P5"><text:tab/><text:tab/>for(int i=100;i&lt;=200;i++){</text:p>
      <text:p text:style-name="P5"><text:tab/><text:tab/><text:tab/>if(i%4==0)</text:p>
      <text:p text:style-name="P5"><text:tab/><text:tab/><text:tab/><text:tab/>result+=i;</text:p>
      <text:p text:style-name="P5"><text:tab/><text:tab/>}</text:p>
      <text:p text:style-name="P5"><text:tab/><text:tab/>System.out.println("Output of Program is : "+result);</text:p>
      <text:p text:style-name="P5"><text:tab/>}</text:p>
      <text:p text:style-name="P5">}</text:p>
      <text:p text:style-name="P1"/>
      <text:p text:style-name="P1">_________________________________________________________________________</text:p>
      <text:p text:style-name="P1"/>
      <text:p text:style-name="P2">9.)</text:p>
      <text:p text:style-name="P2"><text:s text:c="4"/>class nilai{</text:p>
      <text:p text:style-name="P2"><text:s text:c="4"/>public static void main(String Arg[]){int nilai[]; int i=0;int jum=0; int rata; int ntt; int ntr;</text:p>
      <text:p text:style-name="P2"><text:s text:c="4"/>nilai = new int[10];</text:p>
      <text:p text:style-name="P2"/>
      <text:p text:style-name="P2"><text:s text:c="4"/>nilai[0]=78;</text:p>
      <text:p text:style-name="P2"><text:s text:c="4"/>nilai[1]=60;</text:p>
      <text:p text:style-name="P2"><text:s text:c="4"/>nilai[2]=68;</text:p>
      <text:p text:style-name="P2"><text:s text:c="4"/>nilai[3]=71;</text:p>
      <text:p text:style-name="P2"><text:s text:c="4"/>nilai[4]=68;</text:p>
      <text:p text:style-name="P2"><text:s text:c="4"/>nilai[5]=73;</text:p>
      <text:p text:style-name="P2"><text:s text:c="4"/>nilai[6]=85;</text:p>
      <text:p text:style-name="P2"><text:s text:c="4"/>nilai[7]=66;</text:p>
      <text:p text:style-name="P2"><text:s text:c="4"/>nilai[8]=64;</text:p>
      <text:p text:style-name="P2"><text:s text:c="4"/>nilai[9]=76;</text:p>
      <text:p text:style-name="P2"><text:s text:c="4"/>nilai[10]=63;</text:p>
      <text:p text:style-name="P2"><text:s text:c="4"/>nilai[11]=75;</text:p>
      <text:p text:style-name="P2"><text:s text:c="4"/>nilai[12]=76;</text:p>
      <text:p text:style-name="P2"><text:s text:c="4"/>nilai[13]=73;</text:p>
      <text:p text:style-name="P2"><text:soft-page-break/><text:s text:c="4"/>nilai[14]=68;</text:p>
      <text:p text:style-name="P2"><text:s text:c="4"/>nilai[15]=62;</text:p>
      <text:p text:style-name="P2"><text:s text:c="4"/>nilai[16]=73;</text:p>
      <text:p text:style-name="P2"><text:s text:c="4"/>nilai[17]=72;</text:p>
      <text:p text:style-name="P2"><text:s text:c="4"/>nilai[18]=65;</text:p>
      <text:p text:style-name="P2"><text:s text:c="4"/>nilai[19]=74;</text:p>
      <text:p text:style-name="P2"><text:s text:c="4"/>nilai[20]=62;</text:p>
      <text:p text:style-name="P2"><text:s text:c="4"/>nilai[21]=62;</text:p>
      <text:p text:style-name="P2"><text:s text:c="4"/>nilai[22]=65;</text:p>
      <text:p text:style-name="P2"><text:s text:c="4"/>nilai[23]=64;</text:p>
      <text:p text:style-name="P2"><text:s text:c="4"/>nilai[24]=68;</text:p>
      <text:p text:style-name="P2"><text:s text:c="4"/>nilai[25]=73;</text:p>
      <text:p text:style-name="P2"><text:s text:c="4"/>nilai[26]=75;</text:p>
      <text:p text:style-name="P2"><text:s text:c="4"/>nilai[27]=79;</text:p>
      <text:p text:style-name="P2"><text:s text:c="4"/>nilai[28]=73;</text:p>
      <text:p text:style-name="P2"><text:s text:c="4"/></text:p>
      <text:p text:style-name="P2"/>
      <text:p text:style-name="P2"><text:s text:c="4"/>System.out.println(“No Nilai “);</text:p>
      <text:p text:style-name="P2"><text:s text:c="4"/>System.out.println(“———————“);</text:p>
      <text:p text:style-name="P2"><text:s text:c="4"/>ntt= nilai[i];</text:p>
      <text:p text:style-name="P2"><text:s text:c="4"/>ntr= nilai[i];</text:p>
      <text:p text:style-name="P2"><text:s text:c="4"/>for(i=0; i&lt;=28;i++)</text:p>
      <text:p text:style-name="P2"><text:s text:c="4"/>{</text:p>
      <text:p text:style-name="P2"><text:s text:c="4"/>if (ntt&lt;nilai[i])</text:p>
      <text:p text:style-name="P2"><text:s text:c="4"/>{</text:p>
      <text:p text:style-name="P2"/>
      <text:p text:style-name="P2"><text:s text:c="4"/>ntt= nilai[i];</text:p>
      <text:p text:style-name="P2"/>
      <text:p text:style-name="P2"><text:s text:c="4"/>if (ntr&gt;nilai[i])</text:p>
      <text:p text:style-name="P2"/>
      <text:p text:style-name="P2"><text:s text:c="4"/>{</text:p>
      <text:p text:style-name="P2"/>
      <text:p text:style-name="P2"><text:s text:c="4"/>ntr= nilai[i];</text:p>
      <text:p text:style-name="P2"><text:s text:c="4"/>}</text:p>
      <text:p text:style-name="P2"><text:s text:c="4"/>System.out.println(i + ” ” + nilai[i]);</text:p>
      <text:p text:style-name="P2"><text:s text:c="4"/>jum+=nilai[i];</text:p>
      <text:p text:style-name="P2"><text:s text:c="4"/>}</text:p>
      <text:p text:style-name="P2"/>
      <text:p text:style-name="P2"><text:s text:c="4"/>System.out.println(“———————“);</text:p>
      <text:p text:style-name="P2"/>
      <text:p text:style-name="P2"><text:s text:c="4"/>rata= jum/i;</text:p>
      <text:p text:style-name="P2"/>
      <text:p text:style-name="P2"><text:s text:c="4"/>System.out.println(“Nilai Rata-Rata = ” + rata);</text:p>
      <text:p text:style-name="P2"><text:s text:c="4"/>System.out.println(“Nilai Tertinggi = ” + ntt);</text:p>
      <text:p text:style-name="P2"><text:s text:c="4"/>System.out.println(“Nilai Terendah = ” + ntr);</text:p>
      <text:p text:style-name="P2"/>
      <text:p text:style-name="P2"><text:s text:c="4"/>}</text:p>
      <text:p text:style-name="P2"><text:s text:c="4"/>}</text:p>
      <text:p text:style-name="P2">------------------------------------------------------------------------------------------------------------------</text:p>
      <text:p text:style-name="P3">import java.util.Arrays;</text:p>
      <text:p text:style-name="P3"/>
      <text:p text:style-name="P3">/**</text:p>
      <text:p text:style-name="P3"><text:soft-page-break/><text:s/>*</text:p>
      <text:p text:style-name="P3"><text:s/>* @author arby</text:p>
      <text:p text:style-name="P3"><text:s/>*/</text:p>
      <text:p text:style-name="P3">public class UrutArray {</text:p>
      <text:p text:style-name="P3"/>
      <text:p text:style-name="P3"><text:s text:c="4"/>public static void main(String[] args) {</text:p>
      <text:p text:style-name="P3"/>
      <text:p text:style-name="P3"><text:s text:c="8"/>int[] intArray = {1, 3, 81, 2, 22, 47};</text:p>
      <text:p text:style-name="P3"><text:s text:c="8"/>System.out.println("\n*sebelum *******");</text:p>
      <text:p text:style-name="P3"><text:s text:c="8"/>for(int x: intArray){</text:p>
      <text:p text:style-name="P3"><text:s text:c="12"/>System.out.print(x+" ");</text:p>
      <text:p text:style-name="P3"><text:s text:c="8"/>}</text:p>
      <text:p text:style-name="P3"><text:s text:c="8"/>Arrays.sort(intArray);</text:p>
      <text:p text:style-name="P3"/>
      <text:p text:style-name="P3"><text:s text:c="8"/>System.out.println("\n***Hasil");</text:p>
      <text:p text:style-name="P3"><text:s text:c="8"/>for(int x: intArray){</text:p>
      <text:p text:style-name="P3"><text:s text:c="12"/>System.out.print(x+" ");</text:p>
      <text:p text:style-name="P3"><text:s text:c="8"/>}</text:p>
      <text:p text:style-name="P3"><text:s text:c="4"/>}</text:p>
      <text:p text:style-name="P11">}</text:p>
      <text:p text:style-name="P3"/>
      <text:p text:style-name="P4">36.<text:span text:style-name="T2">)</text:span></text:p>
      <text:p text:style-name="P4"/>
      <text:p text:style-name="P4">public class Test {</text:p>
      <text:p text:style-name="P4"/>
      <text:p text:style-name="P4">public static void main(String[] args) {</text:p>
      <text:p text:style-name="P4"><text:s text:c="4"/>String s[]={"firsT ","seCond ","THird "};</text:p>
      <text:p text:style-name="P4"><text:s text:c="4"/>String str = " ";</text:p>
      <text:p text:style-name="P4"><text:s text:c="6"/>for (int i = 0; i &lt; s.length; i++) {</text:p>
      <text:p text:style-name="P4"><text:s text:c="6"/>str = str + s[i];</text:p>
      <text:p text:style-name="P4"><text:s text:c="6"/>}</text:p>
      <text:p text:style-name="P4"/>
      <text:p text:style-name="P4"><text:s text:c="6"/>System.out.println(str.toLowerCase());</text:p>
      <text:p text:style-name="P4"/>
      <text:p text:style-name="P4">}</text:p>
      <text:p text:style-name="P13">}</text:p>
      <text:p text:style-name="P6"/>
      <text:p text:style-name="P6"/>
      <text:p text:style-name="P6">15.)</text:p>
      <text:p text:style-name="P6"/>
      <text:p text:style-name="P6">import java.util.Scanner;</text:p>
      <text:p text:style-name="P6"><text:s/>class Unique</text:p>
      <text:p text:style-name="P6">{</text:p>
      <text:p text:style-name="P6">public static void main(String[]args)</text:p>
      <text:p text:style-name="P6">{</text:p>
      <text:p text:style-name="P6"><text:s text:c="4"/>int i,j;</text:p>
      <text:p text:style-name="P6"><text:s text:c="4"/>Scanner in=new Scanner(System.in);</text:p>
      <text:p text:style-name="P6"><text:s text:c="4"/>int[] a=new int[20];</text:p>
      <text:p text:style-name="P6"><text:s text:c="4"/>System.out.println("Here's a unique no.!!!!!!");</text:p>
      <text:p text:style-name="P6"><text:s text:c="4"/>for(i=11;i&lt;20;i++)</text:p>
      <text:p text:style-name="P6"><text:s text:c="4"/>{</text:p>
      <text:p text:style-name="P6"><text:s text:c="8"/>a[i]=(int)(Math.random()*20);</text:p>
      <text:p text:style-name="P6"><text:soft-page-break/><text:s text:c="8"/>for(j=0;j&lt;i;j++)</text:p>
      <text:p text:style-name="P6"><text:s text:c="8"/>{</text:p>
      <text:p text:style-name="P6"><text:s text:c="12"/>if(a[i]==a[j])</text:p>
      <text:p text:style-name="P6"><text:s text:c="12"/>{</text:p>
      <text:p text:style-name="P6"><text:s text:c="16"/>i--;</text:p>
      <text:p text:style-name="P6"/>
      <text:p text:style-name="P6"><text:s text:c="12"/>}</text:p>
      <text:p text:style-name="P6"><text:s text:c="8"/>} <text:s text:c="2"/></text:p>
      <text:p text:style-name="P6"><text:s text:c="4"/>}</text:p>
      <text:p text:style-name="P6"><text:s text:c="4"/>for(i=11;i&lt;20;i++)</text:p>
      <text:p text:style-name="P6"><text:s text:c="4"/>{</text:p>
      <text:p text:style-name="P6"><text:s text:c="8"/>System.out.print(a[i]);</text:p>
      <text:p text:style-name="P6"><text:s text:c="4"/>}</text:p>
      <text:p text:style-name="P6">}</text:p>
      <text:p text:style-name="P6">}</text:p>
      <text:p text:style-name="P6"/>
      <text:p text:style-name="P6">________________________________________________________________________________</text:p>
      <text:p text:style-name="P5"/>
      <text:p text:style-name="P5">16.)</text:p>
      <text:p text:style-name="P5"/>
      <text:p text:style-name="P5"><text:s/>import java.util.Random;</text:p>
      <text:p text:style-name="P5"><text:s/>import java.util.Scanner;</text:p>
      <text:p text:style-name="P5"><text:s/>public class FindMax {</text:p>
      <text:p text:style-name="P5"><text:s text:c="4"/>public static void main(String[] args){</text:p>
      <text:p text:style-name="P5"><text:s text:c="8"/>System.out.println("Main Method Started");</text:p>
      <text:p text:style-name="P5"><text:s text:c="8"/>Scanner in = new Scanner(System.in);</text:p>
      <text:p text:style-name="P5"><text:s text:c="8"/>System.out.println("Enter the size of the arr");</text:p>
      <text:p text:style-name="P5"><text:s text:c="8"/>int size = in.nextInt();</text:p>
      <text:p text:style-name="P5"><text:s text:c="8"/>System.out.println("Enter the maximum value of the arr");</text:p>
      <text:p text:style-name="P5"><text:s text:c="8"/>int max = in.nextInt();</text:p>
      <text:p text:style-name="P5"><text:s text:c="8"/>int [] arr <text:s/>= initializeArr(max, size);</text:p>
      <text:p text:style-name="P5"><text:s text:c="8"/>print(arr);</text:p>
      <text:p text:style-name="P5"><text:s text:c="8"/>findMinMax(arr);</text:p>
      <text:p text:style-name="P5"><text:s text:c="8"/>System.out.println("Main Method Ended");</text:p>
      <text:p text:style-name="P5"><text:s text:c="4"/>}</text:p>
      <text:p text:style-name="P5"><text:s text:c="4"/>public static void print(int[] arr){</text:p>
      <text:p text:style-name="P5"><text:s text:c="8"/>for(int val:arr){</text:p>
      <text:p text:style-name="P5"><text:s text:c="12"/>System.out.print(val + " ");</text:p>
      <text:p text:style-name="P5"><text:s text:c="8"/>}</text:p>
      <text:p text:style-name="P5"><text:s text:c="8"/>System.out.println();</text:p>
      <text:p text:style-name="P5"><text:s text:c="4"/>}</text:p>
      <text:p text:style-name="P5"><text:s text:c="4"/>public static int[] initializeArr(int max,int size){</text:p>
      <text:p text:style-name="P5"><text:s text:c="8"/>Random random = new Random();</text:p>
      <text:p text:style-name="P5"><text:s text:c="8"/>int [] arr = new int[size];</text:p>
      <text:p text:style-name="P5"><text:s text:c="8"/>for(int ii=0;ii&lt;arr.length;ii++){</text:p>
      <text:p text:style-name="P5"><text:s text:c="12"/>arr[ii]=random.nextInt(max);</text:p>
      <text:p text:style-name="P5"><text:s text:c="8"/>}</text:p>
      <text:p text:style-name="P5"><text:s text:c="8"/>return arr;</text:p>
      <text:p text:style-name="P5"><text:s text:c="4"/>}</text:p>
      <text:p text:style-name="P5"><text:s text:c="4"/>public static void findMinMax(int[] arr){</text:p>
      <text:p text:style-name="P5"><text:s text:c="8"/>int min=arr[0];</text:p>
      <text:p text:style-name="P5"><text:s text:c="8"/>int max=arr[0];</text:p>
      <text:p text:style-name="P5"><text:soft-page-break/><text:s text:c="8"/>for(int ii=0;ii&lt;arr.length;ii++){</text:p>
      <text:p text:style-name="P5"><text:s text:c="12"/>if(arr[ii]&lt;min){</text:p>
      <text:p text:style-name="P5"><text:s text:c="16"/>min=arr[ii];</text:p>
      <text:p text:style-name="P5"><text:s text:c="12"/>}</text:p>
      <text:p text:style-name="P5"><text:s text:c="12"/>else if(arr[ii]&gt;max){</text:p>
      <text:p text:style-name="P5"><text:s text:c="16"/>max=arr[ii];</text:p>
      <text:p text:style-name="P5"><text:s text:c="12"/>}</text:p>
      <text:p text:style-name="P5"><text:s text:c="8"/>}</text:p>
      <text:p text:style-name="P5"><text:s text:c="8"/>System.out.println("The minimum in the arr::"+min);</text:p>
      <text:p text:style-name="P5"><text:s text:c="8"/>System.out.println("The maximum in the arr::"+max);</text:p>
      <text:p text:style-name="P5"><text:s text:c="4"/>}</text:p>
      <text:p text:style-name="P16">}</text:p>
      <text:p text:style-name="P7"/>
      <text:p text:style-name="P7">2.)</text:p>
      <text:p text:style-name="P7"/>
      <text:p text:style-name="P7">public class warna {</text:p>
      <text:p text:style-name="P7">public static void main(String[] args){</text:p>
      <text:p text:style-name="P7">String[] warna = {"Red", "Green", "White"};{</text:p>
      <text:p text:style-name="P7"/>
      <text:p text:style-name="P7">// mengambil data array</text:p>
      <text:p text:style-name="P7">System.out.println(warna[2]);</text:p>
      <text:p text:style-name="P7">System.out.println(warna[1]);</text:p>
      <text:p text:style-name="P7">System.out.println(warna[0]);</text:p>
      <text:p text:style-name="P7">}</text:p>
      <text:p text:style-name="P7">}</text:p>
      <text:p text:style-name="P14">}</text:p>
      <text:p text:style-name="P9"/>
      <text:p text:style-name="P9">5.)</text:p>
      <text:p text:style-name="P9"/>
      <text:p text:style-name="P8">public class warna {</text:p>
      <text:p text:style-name="P8">public static void main(String[] args){</text:p>
      <text:p text:style-name="P8">String[] warna = {"Red", "Green", "White"};{</text:p>
      <text:p text:style-name="P8"/>
      <text:p text:style-name="P8">// mengambil data array</text:p>
      <text:p text:style-name="P8">System.out.println(warna[2]);</text:p>
      <text:p text:style-name="P8"/>
      <text:p text:style-name="P8">}</text:p>
      <text:p text:style-name="P8">}</text:p>
      <text:p text:style-name="P15">}</text:p>
      <text:p text:style-name="P8"/>
      <text:p text:style-name="P10">3.)</text:p>
      <text:p text:style-name="P10"/>
      <text:p text:style-name="P10">import java.util.*;</text:p>
      <text:p text:style-name="P10">class capital</text:p>
      <text:p text:style-name="P10">{</text:p>
      <text:p text:style-name="P10"><text:s text:c="4"/>public static void main()</text:p>
      <text:p text:style-name="P10"><text:s text:c="4"/>{</text:p>
      <text:p text:style-name="P10"><text:s text:c="8"/>System.out.println("Test1");</text:p>
      <text:p text:style-name="P10"><text:s text:c="8"/>Scanner obj=new Scanner(System.in);</text:p>
      <text:p text:style-name="P10"><text:s text:c="8"/>String x[]={"Italy","Rome","Luxembourg","Berlin","Amsterdam","Athens";}</text:p>
      <text:p text:style-name="P10"><text:s text:c="8"/>String y[]={"Belgium","Brussels","Denmark","Germany","Netherlands","Greece"};</text:p>
      <text:p text:style-name="P10"><text:s text:c="8"/>System.out.print("Enter The Country Name");</text:p>
      <text:p text:style-name="P10"><text:soft-page-break/><text:s text:c="8"/>String in=obj.nextLine();</text:p>
      <text:p text:style-name="P10"><text:s text:c="8"/>int j=0;</text:p>
      <text:p text:style-name="P10"><text:s text:c="8"/></text:p>
      <text:p text:style-name="P10"><text:s text:c="8"/>for(int i=0;i&lt;=2;i++)</text:p>
      <text:p text:style-name="P10"><text:s text:c="8"/>{</text:p>
      <text:p text:style-name="P10"><text:s text:c="12"/></text:p>
      <text:p text:style-name="P10"><text:s text:c="12"/>if(in.equalsIgnoreCase(x[i]))</text:p>
      <text:p text:style-name="P10"><text:s text:c="12"/>{</text:p>
      <text:p text:style-name="P10"><text:s text:c="16"/>System.out.println(y[i]);</text:p>
      <text:p text:style-name="P10"><text:s text:c="16"/>j=3;</text:p>
      <text:p text:style-name="P10"><text:s text:c="16"/>i=3;</text:p>
      <text:p text:style-name="P10"><text:s text:c="12"/>}</text:p>
      <text:p text:style-name="P10"><text:s text:c="13"/></text:p>
      <text:p text:style-name="P10"><text:s text:c="8"/>}</text:p>
      <text:p text:style-name="P10"><text:s text:c="8"/>if(j&lt;3)</text:p>
      <text:p text:style-name="P10"><text:s text:c="8"/>{</text:p>
      <text:p text:style-name="P10"><text:s text:c="12"/>System.out.println("This Country Not Available");</text:p>
      <text:p text:style-name="P10"><text:s text:c="8"/>}</text:p>
      <text:p text:style-name="P10"><text:s text:c="3"/>}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2:11:25.414054513</meta:creation-date>
    <dc:date>2017-12-06T17:05:19.263966600</dc:date>
    <meta:editing-duration>PT13M58S</meta:editing-duration>
    <meta:editing-cycles>2</meta:editing-cycles>
    <meta:generator>LibreOffice/5.1.2.2$Linux_x86 LibreOffice_project/10m0$Build-2</meta:generator>
    <meta:document-statistic meta:table-count="0" meta:image-count="0" meta:object-count="0" meta:page-count="6" meta:paragraph-count="238" meta:word-count="520" meta:character-count="5592" meta:non-whitespace-character-count="4167"/>
  </office:meta>
</office:document-meta>
</file>